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98602783326014828" text:style-name="L1">
        <text:list-item>
          <text:p text:style-name="P1">The user selects the option menu.</text:p>
        </text:list-item>
        <text:list-item>
          <text:p text:style-name="P1">The system displays the options menu.</text:p>
        </text:list-item>
        <text:list-item>
          <text:p text:style-name="P1">The user selects video options</text:p>
        </text:list-item>
        <text:list-item>
          <text:p text:style-name="P1">The system displays the video options.</text:p>
        </text:list-item>
        <text:list-item>
          <text:p text:style-name="P1">The user selects resolution.</text:p>
        </text:list-item>
        <text:list-item>
          <text:p text:style-name="P1">The system displays a list of the available resolution options.</text:p>
        </text:list-item>
        <text:list-item>
          <text:p text:style-name="P1">The user selects the resolution they want</text:p>
        </text:list-item>
        <text:list-item>
          <text:p text:style-name="P1">The system changes to that resolution and displays a timeout box with a confirmation option.</text:p>
        </text:list-item>
        <text:list-item>
          <text:p text:style-name="P1">The user confirms the change.</text:p>
        </text:list-item>
        <text:list-item>
          <text:p text:style-name="P1">The system saves the selected op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n Alspach</meta:initial-creator>
    <meta:creation-date>2015-11-09T11:15:37.15</meta:creation-date>
    <meta:document-statistic meta:table-count="0" meta:image-count="0" meta:object-count="0" meta:page-count="1" meta:paragraph-count="10" meta:word-count="80" meta:character-count="449"/>
    <dc:date>2015-11-09T17:12:51.91</dc:date>
    <dc:creator>Steven Alspach</dc:creator>
    <meta:editing-duration>PT6M56S</meta:editing-duration>
    <meta:editing-cycles>1</meta:editing-cycles>
    <meta:generator>OpenOffice/4.1.1$Win32 OpenOffice.org_project/411m6$Build-9775</meta:generator>
  </office:meta>
</office:document-meta>
</file>